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95pt"/>
    </style:style>
    <style:style style:name="co3" style:family="table-column">
      <style:table-column-properties fo:break-before="auto" style:column-width="53.0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5" style:family="table-cell" style:parent-style-name="Default" style:data-style-name="N0"/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2" table:number-columns-repeated="9"/>
          <table:table-cell table:number-columns-repeated="6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7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.854" calcext:value-type="float">
            <text:p>26.854</text:p>
          </table:table-cell>
          <table:table-cell office:value-type="float" office:value="8.43" calcext:value-type="float">
            <text:p>8.43</text:p>
          </table:table-cell>
          <table:table-cell office:value-type="float" office:value="5.007" calcext:value-type="float">
            <text:p>5.007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.231" calcext:value-type="float">
            <text:p>20.231</text:p>
          </table:table-cell>
          <table:table-cell office:value-type="float" office:value="8.458" calcext:value-type="float">
            <text:p>8.458</text:p>
          </table:table-cell>
          <table:table-cell office:value-type="float" office:value="3.793" calcext:value-type="float">
            <text:p>3.793</text:p>
          </table:table-cell>
          <table:table-cell office:value-type="float" office:value="4.373" calcext:value-type="float">
            <text:p>4.37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558" calcext:value-type="float">
            <text:p>23.558</text:p>
          </table:table-cell>
          <table:table-cell office:value-type="float" office:value="8.38" calcext:value-type="float">
            <text:p>8.38</text:p>
          </table:table-cell>
          <table:table-cell office:value-type="float" office:value="4.44" calcext:value-type="float">
            <text:p>4.44</text:p>
          </table:table-cell>
          <table:table-cell office:value-type="float" office:value="5.005" calcext:value-type="float">
            <text:p>5.00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.534" calcext:value-type="float">
            <text:p>23.534</text:p>
          </table:table-cell>
          <table:table-cell office:value-type="float" office:value="9.601" calcext:value-type="float">
            <text:p>9.601</text:p>
          </table:table-cell>
          <table:table-cell office:value-type="float" office:value="4.478" calcext:value-type="float">
            <text:p>4.478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.587" calcext:value-type="float">
            <text:p>23.587</text:p>
          </table:table-cell>
          <table:table-cell office:value-type="float" office:value="7.555" calcext:value-type="float">
            <text:p>7.555</text:p>
          </table:table-cell>
          <table:table-cell office:value-type="float" office:value="5.102" calcext:value-type="float">
            <text:p>5.102</text:p>
          </table:table-cell>
          <table:table-cell office:value-type="float" office:value="4.361" calcext:value-type="float">
            <text:p>4.36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3:.B7])" office:value-type="float" office:value="23.5528" calcext:value-type="float">
            <text:p>23.5528</text:p>
          </table:table-cell>
          <table:table-cell table:formula="of:=AVERAGE([.C3:.C7])" office:value-type="float" office:value="8.4848" calcext:value-type="float">
            <text:p>8.4848</text:p>
          </table:table-cell>
          <table:table-cell table:formula="of:=AVERAGE([.D3:.D7])" office:value-type="float" office:value="4.564" calcext:value-type="float">
            <text:p>4.564</text:p>
          </table:table-cell>
          <table:table-cell table:formula="of:=AVERAGE([.E3:.E7])" office:value-type="float" office:value="4.4994" calcext:value-type="float">
            <text:p>4.4994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C51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.203" calcext:value-type="float">
            <text:p>43.203</text:p>
          </table:table-cell>
          <table:table-cell office:value-type="float" office:value="27.572" calcext:value-type="float">
            <text:p>27.572</text:p>
          </table:table-cell>
          <table:table-cell office:value-type="float" office:value="15.186" calcext:value-type="float">
            <text:p>15.186</text:p>
          </table:table-cell>
          <table:table-cell office:value-type="float" office:value="12.011" calcext:value-type="float">
            <text:p>12.01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.153" calcext:value-type="float">
            <text:p>43.153</text:p>
          </table:table-cell>
          <table:table-cell office:value-type="float" office:value="27.582" calcext:value-type="float">
            <text:p>27.582</text:p>
          </table:table-cell>
          <table:table-cell office:value-type="float" office:value="15.219" calcext:value-type="float">
            <text:p>15.219</text:p>
          </table:table-cell>
          <table:table-cell office:value-type="float" office:value="11.163" calcext:value-type="float">
            <text:p>11.16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.677" calcext:value-type="float">
            <text:p>34.677</text:p>
          </table:table-cell>
          <table:table-cell office:value-type="float" office:value="22.149" calcext:value-type="float">
            <text:p>22.149</text:p>
          </table:table-cell>
          <table:table-cell office:value-type="float" office:value="12.218" calcext:value-type="float">
            <text:p>12.218</text:p>
          </table:table-cell>
          <table:table-cell office:value-type="float" office:value="9.505" calcext:value-type="float">
            <text:p>9.505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.21" calcext:value-type="float">
            <text:p>43.21</text:p>
          </table:table-cell>
          <table:table-cell office:value-type="float" office:value="27.579" calcext:value-type="float">
            <text:p>27.579</text:p>
          </table:table-cell>
          <table:table-cell office:value-type="float" office:value="15.218" calcext:value-type="float">
            <text:p>15.218</text:p>
          </table:table-cell>
          <table:table-cell office:value-type="float" office:value="11.245" calcext:value-type="float">
            <text:p>11.24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.171" calcext:value-type="float">
            <text:p>43.171</text:p>
          </table:table-cell>
          <table:table-cell office:value-type="float" office:value="27.594" calcext:value-type="float">
            <text:p>27.594</text:p>
          </table:table-cell>
          <table:table-cell office:value-type="float" office:value="15.173" calcext:value-type="float">
            <text:p>15.173</text:p>
          </table:table-cell>
          <table:table-cell office:value-type="float" office:value="11.926" calcext:value-type="float">
            <text:p>11.92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12:.B16])" office:value-type="float" office:value="41.4828" calcext:value-type="float">
            <text:p>41.4828</text:p>
          </table:table-cell>
          <table:table-cell table:formula="of:=AVERAGE([.C12:.C16])" office:value-type="float" office:value="26.4952" calcext:value-type="float">
            <text:p>26.4952</text:p>
          </table:table-cell>
          <table:table-cell table:formula="of:=AVERAGE([.D12:.D16])" office:value-type="float" office:value="14.6028" calcext:value-type="float">
            <text:p>14.6028</text:p>
          </table:table-cell>
          <table:table-cell table:formula="of:=AVERAGE([.E12:.E16])" office:value-type="float" office:value="11.17" calcext:value-type="float">
            <text:p>11.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Mesh 0.66</text:p>
          </table:table-cell>
          <table:table-cell table:number-columns-repeated="10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table:formula="of:=192*4"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.118" calcext:value-type="float">
            <text:p>38.118</text:p>
          </table:table-cell>
          <table:table-cell office:value-type="float" office:value="26.372" calcext:value-type="float">
            <text:p>26.372</text:p>
          </table:table-cell>
          <table:table-cell office:value-type="float" office:value="14.602" calcext:value-type="float">
            <text:p>14.602</text:p>
          </table:table-cell>
          <table:table-cell office:value-type="float" office:value="11.817" calcext:value-type="float">
            <text:p>11.81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8.027" calcext:value-type="float">
            <text:p>38.027</text:p>
          </table:table-cell>
          <table:table-cell office:value-type="float" office:value="20.992" calcext:value-type="float">
            <text:p>20.992</text:p>
          </table:table-cell>
          <table:table-cell office:value-type="float" office:value="14.527" calcext:value-type="float">
            <text:p>14.527</text:p>
          </table:table-cell>
          <table:table-cell office:value-type="float" office:value="18.557" calcext:value-type="float">
            <text:p>18.55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.958" calcext:value-type="float">
            <text:p>37.958</text:p>
          </table:table-cell>
          <table:table-cell office:value-type="float" office:value="26.327" calcext:value-type="float">
            <text:p>26.327</text:p>
          </table:table-cell>
          <table:table-cell office:value-type="float" office:value="11.678" calcext:value-type="float">
            <text:p>11.678</text:p>
          </table:table-cell>
          <table:table-cell office:value-type="float" office:value="12.099" calcext:value-type="float">
            <text:p>12.099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.97" calcext:value-type="float">
            <text:p>37.97</text:p>
          </table:table-cell>
          <table:table-cell office:value-type="float" office:value="21.277" calcext:value-type="float">
            <text:p>21.277</text:p>
          </table:table-cell>
          <table:table-cell office:value-type="float" office:value="11.713" calcext:value-type="float">
            <text:p>11.713</text:p>
          </table:table-cell>
          <table:table-cell office:value-type="float" office:value="9.587" calcext:value-type="float">
            <text:p>9.58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.081" calcext:value-type="float">
            <text:p>38.081</text:p>
          </table:table-cell>
          <table:table-cell office:value-type="float" office:value="26.371" calcext:value-type="float">
            <text:p>26.371</text:p>
          </table:table-cell>
          <table:table-cell office:value-type="float" office:value="11.747" calcext:value-type="float">
            <text:p>11.747</text:p>
          </table:table-cell>
          <table:table-cell office:value-type="float" office:value="12.056" calcext:value-type="float">
            <text:p>12.05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22]+[.B24]+[.B26]+[.B28]+[.B30])/5" office:value-type="float" office:value="38.0308" calcext:value-type="float">
            <text:p>38.0308</text:p>
          </table:table-cell>
          <table:table-cell table:formula="of:=([.C22]+[.C24]+[.C26]+[.C28]+[.C30])/5" office:value-type="float" office:value="24.2678" calcext:value-type="float">
            <text:p>24.2678</text:p>
          </table:table-cell>
          <table:table-cell table:formula="of:=([.D22]+[.D24]+[.D26]+[.D28]+[.D30])/5" office:value-type="float" office:value="12.8534" calcext:value-type="float">
            <text:p>12.8534</text:p>
          </table:table-cell>
          <table:table-cell table:formula="of:=([.E22]+[.E24]+[.E26]+[.E28]+[.E30])/5" office:value-type="float" office:value="12.8232" calcext:value-type="float">
            <text:p>12.8232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2"/>
          <table:table-cell table:formula="of:=([.C22]+[.C26]+[.C30])/3" office:value-type="float" office:value="26.3566666666667" calcext:value-type="float">
            <text:p>26.3566666666667</text:p>
          </table:table-cell>
          <table:table-cell table:formula="of:=([.D22]+[.D24])/2" office:value-type="float" office:value="14.5645" calcext:value-type="float">
            <text:p>14.5645</text:p>
          </table:table-cell>
          <table:table-cell table:formula="of:=([.E30]+[.E26]+[.E22])/3" office:value-type="float" office:value="11.9906666666667" calcext:value-type="float">
            <text:p>11.990666666666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909" calcext:value-type="float">
            <text:p>59.909</text:p>
          </table:table-cell>
          <table:table-cell office:value-type="float" office:value="37.733" calcext:value-type="float">
            <text:p>37.733</text:p>
          </table:table-cell>
          <table:table-cell office:value-type="float" office:value="30.694" calcext:value-type="float">
            <text:p>30.694</text:p>
          </table:table-cell>
          <table:table-cell office:value-type="float" office:value="25.186" calcext:value-type="float">
            <text:p>25.1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592" calcext:value-type="float">
            <text:p>59.592</text:p>
          </table:table-cell>
          <table:table-cell office:value-type="float" office:value="37.666" calcext:value-type="float">
            <text:p>37.666</text:p>
          </table:table-cell>
          <table:table-cell office:value-type="float" office:value="31.913" calcext:value-type="float">
            <text:p>31.913</text:p>
          </table:table-cell>
          <table:table-cell office:value-type="float" office:value="26.224" calcext:value-type="float">
            <text:p>26.22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.175" calcext:value-type="float">
            <text:p>60.175</text:p>
          </table:table-cell>
          <table:table-cell office:value-type="float" office:value="37.882" calcext:value-type="float">
            <text:p>37.882</text:p>
          </table:table-cell>
          <table:table-cell office:value-type="float" office:value="30.658" calcext:value-type="float">
            <text:p>30.658</text:p>
          </table:table-cell>
          <table:table-cell office:value-type="float" office:value="25.421" calcext:value-type="float">
            <text:p>25.421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663" calcext:value-type="float">
            <text:p>60.663</text:p>
          </table:table-cell>
          <table:table-cell office:value-type="float" office:value="38.189" calcext:value-type="float">
            <text:p>38.189</text:p>
          </table:table-cell>
          <table:table-cell office:value-type="float" office:value="31.918" calcext:value-type="float">
            <text:p>31.918</text:p>
          </table:table-cell>
          <table:table-cell office:value-type="float" office:value="26.495" calcext:value-type="float">
            <text:p>26.49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928" calcext:value-type="float">
            <text:p>59.928</text:p>
          </table:table-cell>
          <table:table-cell office:value-type="float" office:value="38.476" calcext:value-type="float">
            <text:p>38.476</text:p>
          </table:table-cell>
          <table:table-cell office:value-type="float" office:value="31.732" calcext:value-type="float">
            <text:p>31.732</text:p>
          </table:table-cell>
          <table:table-cell office:value-type="float" office:value="26.417" calcext:value-type="float">
            <text:p>26.4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table:formula="of:=AVERAGE([.B35:.B39])" office:value-type="float" office:value="60.0534" calcext:value-type="float">
            <text:p>60.0534</text:p>
          </table:table-cell>
          <table:table-cell table:formula="of:=AVERAGE([.C35:.C39])" office:value-type="float" office:value="37.9892" calcext:value-type="float">
            <text:p>37.9892</text:p>
          </table:table-cell>
          <table:table-cell table:formula="of:=AVERAGE([.D35:.D39])" office:value-type="float" office:value="31.383" calcext:value-type="float">
            <text:p>31.383</text:p>
          </table:table-cell>
          <table:table-cell table:formula="of:=AVERAGE([.E35:.E39])" office:value-type="float" office:value="25.9486" calcext:value-type="float">
            <text:p>25.94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Mesh 0.66</text:p>
          </table:table-cell>
          <table:table-cell office:value-type="string" calcext:value-type="string">
            <text:p>SCF_TOL: 2E-4 mixing_parameter 1 precond_kerker_thresh 0.01</text:p>
          </table:table-cell>
          <table:table-cell table:number-columns-repeated="2"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table:style-name="Default"/>
          <table:table-cell office:value-type="float" office:value="450" calcext:value-type="float">
            <text:p>450</text:p>
          </table:table-cell>
          <table:table-cell table:style-name="Default"/>
          <table:table-cell office:value-type="float" office:value="900" calcext:value-type="float">
            <text:p>90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35" calcext:value-type="float">
            <text:p>9.135</text:p>
          </table:table-cell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39" calcext:value-type="float">
            <text:p>1.5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37" calcext:value-type="float">
            <text:p>1.53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202" calcext:value-type="float">
            <text:p>9.202</text:p>
          </table:table-cell>
          <table:table-cell office:value-type="float" office:value="3" calcext:value-type="float">
            <text:p>3</text:p>
          </table:table-cell>
          <table:table-cell office:value-type="float" office:value="2.386" calcext:value-type="float">
            <text:p>2.38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3" calcext:value-type="float">
            <text:p>1.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39" calcext:value-type="float">
            <text:p>1.53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.178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office:value-type="float" office:value="2.384" calcext:value-type="float">
            <text:p>2.38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2" calcext:value-type="float">
            <text:p>1.57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.178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office:value-type="float" office:value="2.387" calcext:value-type="float">
            <text:p>2.38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6" calcext:value-type="float">
            <text:p>1.52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8" calcext:value-type="float">
            <text:p>1.57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.183" calcext:value-type="float">
            <text:p>9.183</text:p>
          </table:table-cell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2" calcext:value-type="float">
            <text:p>1.5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.186" calcext:value-type="float">
            <text:p>9.186</text:p>
          </table:table-cell>
          <table:table-cell office:value-type="float" office:value="3" calcext:value-type="float">
            <text:p>3</text:p>
          </table:table-cell>
          <table:table-cell office:value-type="float" office:value="2.383" calcext:value-type="float">
            <text:p>2.38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6" calcext:value-type="float">
            <text:p>1.4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56" calcext:value-type="float">
            <text:p>1.5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.185" calcext:value-type="float">
            <text:p>9.185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8" calcext:value-type="float">
            <text:p>1.4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.221" calcext:value-type="float">
            <text:p>9.2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.386" calcext:value-type="float">
            <text:p>2.38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494" calcext:value-type="float">
            <text:p>1.4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5" calcext:value-type="float">
            <text:p>1.57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.155" calcext:value-type="float">
            <text:p>9.155</text:p>
          </table:table-cell>
          <table:table-cell office:value-type="float" office:value="3" calcext:value-type="float">
            <text:p>3</text:p>
          </table:table-cell>
          <table:table-cell office:value-type="float" office:value="2.381" calcext:value-type="float">
            <text:p>2.38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89" calcext:value-type="float">
            <text:p>1.4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59" calcext:value-type="float">
            <text:p>1.55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.19" calcext:value-type="float">
            <text:p>9.19</text:p>
          </table:table-cell>
          <table:table-cell office:value-type="float" office:value="3" calcext:value-type="float">
            <text:p>3</text:p>
          </table:table-cell>
          <table:table-cell office:value-type="float" office:value="2.398" calcext:value-type="float">
            <text:p>2.39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5" calcext:value-type="float">
            <text:p>1.49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1" calcext:value-type="float">
            <text:p>1.56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44:.B53])" office:value-type="float" office:value="9.1813" calcext:value-type="float">
            <text:p>9.1813</text:p>
          </table:table-cell>
          <table:table-cell table:formula="of:=AVERAGE([.C44:.C53])" office:value-type="float" office:value="3" calcext:value-type="float">
            <text:p>3</text:p>
          </table:table-cell>
          <table:table-cell table:formula="of:=AVERAGE([.D44:.D53])" office:value-type="float" office:value="2.387" calcext:value-type="float">
            <text:p>2.387</text:p>
          </table:table-cell>
          <table:table-cell table:formula="of:=AVERAGE([.E44:.E53])" office:value-type="float" office:value="3" calcext:value-type="float">
            <text:p>3</text:p>
          </table:table-cell>
          <table:table-cell table:formula="of:=AVERAGE([.F44:.F53])" office:value-type="float" office:value="1.5112" calcext:value-type="float">
            <text:p>1.5112</text:p>
          </table:table-cell>
          <table:table-cell table:formula="of:=AVERAGE([.G44:.G53])" office:value-type="float" office:value="3" calcext:value-type="float">
            <text:p>3</text:p>
          </table:table-cell>
          <table:table-cell table:formula="of:=AVERAGE([.H44:.H53])" office:value-type="float" office:value="1.5597" calcext:value-type="float">
            <text:p>1.5597</text:p>
          </table:table-cell>
          <table:table-cell table:formula="of:=AVERAGE([.I44:.I53])"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table:number-columns-repeated="16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C512</text:p>
          </table:table-cell>
          <table:table-cell office:value-type="string" calcext:value-type="string">
            <text:p>scf 3e-3</text:p>
          </table:table-cell>
          <table:table-cell table:number-columns-repeated="5"/>
          <table:table-cell table:style-name="Default" table:number-columns-repeated="9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.505" calcext:value-type="float">
            <text:p>24.505</text:p>
          </table:table-cell>
          <table:table-cell office:value-type="float" office:value="11.83" calcext:value-type="float">
            <text:p>11.83</text:p>
          </table:table-cell>
          <table:table-cell office:value-type="float" office:value="7.224" calcext:value-type="float">
            <text:p>7.224</text:p>
          </table:table-cell>
          <table:table-cell office:value-type="float" office:value="5.505" calcext:value-type="float">
            <text:p>5.505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.562" calcext:value-type="float">
            <text:p>24.562</text:p>
          </table:table-cell>
          <table:table-cell office:value-type="float" office:value="11.854" calcext:value-type="float">
            <text:p>11.854</text:p>
          </table:table-cell>
          <table:table-cell office:value-type="float" office:value="7.231" calcext:value-type="float">
            <text:p>7.231</text:p>
          </table:table-cell>
          <table:table-cell office:value-type="float" office:value="6.568" calcext:value-type="float">
            <text:p>6.568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981" calcext:value-type="float">
            <text:p>24.981</text:p>
          </table:table-cell>
          <table:table-cell office:value-type="float" office:value="11.858" calcext:value-type="float">
            <text:p>11.858</text:p>
          </table:table-cell>
          <table:table-cell office:value-type="float" office:value="7.237" calcext:value-type="float">
            <text:p>7.237</text:p>
          </table:table-cell>
          <table:table-cell office:value-type="float" office:value="5.583" calcext:value-type="float">
            <text:p>5.58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.394" calcext:value-type="float">
            <text:p>25.394</text:p>
          </table:table-cell>
          <table:table-cell office:value-type="float" office:value="11.8" calcext:value-type="float">
            <text:p>11.8</text:p>
          </table:table-cell>
          <table:table-cell office:value-type="float" office:value="7.221" calcext:value-type="float">
            <text:p>7.221</text:p>
          </table:table-cell>
          <table:table-cell office:value-type="float" office:value="5.562" calcext:value-type="float">
            <text:p>5.56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506" calcext:value-type="float">
            <text:p>25.506</text:p>
          </table:table-cell>
          <table:table-cell office:value-type="float" office:value="11.874" calcext:value-type="float">
            <text:p>11.874</text:p>
          </table:table-cell>
          <table:table-cell office:value-type="float" office:value="7.241" calcext:value-type="float">
            <text:p>7.241</text:p>
          </table:table-cell>
          <table:table-cell office:value-type="float" office:value="5.517" calcext:value-type="float">
            <text:p>5.5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58]+[.B60]+[.B62]+[.B64]+[.B66])/5" office:value-type="float" office:value="24.9896" calcext:value-type="float">
            <text:p>24.9896</text:p>
          </table:table-cell>
          <table:table-cell table:formula="of:=([.C58]+[.C60]+[.C62]+[.C64]+[.C66])/5" office:value-type="float" office:value="11.8432" calcext:value-type="float">
            <text:p>11.8432</text:p>
          </table:table-cell>
          <table:table-cell table:formula="of:=([.D58]+[.D60]+[.D62]+[.D64]+[.D66])/5" office:value-type="float" office:value="7.2308" calcext:value-type="float">
            <text:p>7.2308</text:p>
          </table:table-cell>
          <table:table-cell table:formula="of:=([.E58]+[.E60]+[.E62]+[.E64]+[.E66])/5" office:value-type="float" office:value="5.747" calcext:value-type="float">
            <text:p>5.747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6"/>
          <table:table-cell table:style-name="Default" table:number-columns-repeated="9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Mesh 0.66</text:p>
          </table:table-cell>
          <table:table-cell office:value-type="string" calcext:value-type="string">
            <text:p>SCF_TOL: 2E-4 mixing_parameter 1 precond_kerker_thresh 0.01</text:p>
          </table:table-cell>
          <table:table-cell table:number-columns-repeated="3"/>
          <table:table-cell table:style-name="ce2" table:number-columns-repeated="3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table:style-name="Default"/>
          <table:table-cell table:formula="of:=192*4" office:value-type="float" office:value="768" calcext:value-type="float">
            <text:p>768</text:p>
          </table:table-cell>
          <table:table-cell table:style-name="Default"/>
          <table:table-cell office:value-type="float" office:value="1536" calcext:value-type="float">
            <text:p>1536</text:p>
          </table:table-cell>
          <table:table-cell table:style-name="ce2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8.75" calcext:value-type="float">
            <text:p>18.7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7.102" calcext:value-type="float">
            <text:p>17.102</text:p>
          </table:table-cell>
          <table:table-cell office:value-type="float" office:value="4" calcext:value-type="float">
            <text:p>4</text:p>
          </table:table-cell>
          <table:table-cell office:value-type="float" office:value="9.644" calcext:value-type="float">
            <text:p>9.6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738" calcext:value-type="float">
            <text:p>7.7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.765" calcext:value-type="float">
            <text:p>24.76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3.028" calcext:value-type="float">
            <text:p>13.028</text:p>
          </table:table-cell>
          <table:table-cell office:value-type="float" office:value="3" calcext:value-type="float">
            <text:p>3</text:p>
          </table:table-cell>
          <table:table-cell office:value-type="float" office:value="7.263" calcext:value-type="float">
            <text:p>7.26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748" calcext:value-type="float">
            <text:p>5.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.807" calcext:value-type="float">
            <text:p>18.80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251" calcext:value-type="float">
            <text:p>13.251</text:p>
          </table:table-cell>
          <table:table-cell office:value-type="float" office:value="3" calcext:value-type="float">
            <text:p>3</text:p>
          </table:table-cell>
          <table:table-cell office:value-type="float" office:value="7.27" calcext:value-type="float">
            <text:p>7.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748" calcext:value-type="float">
            <text:p>13.7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.72" calcext:value-type="float">
            <text:p>18.7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184" calcext:value-type="float">
            <text:p>13.184</text:p>
          </table:table-cell>
          <table:table-cell office:value-type="float" office:value="3" calcext:value-type="float">
            <text:p>3</text:p>
          </table:table-cell>
          <table:table-cell office:value-type="float" office:value="7.379" calcext:value-type="float">
            <text:p>7.37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69" calcext:value-type="float">
            <text:p>5.8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.049" calcext:value-type="float">
            <text:p>25.049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6.879" calcext:value-type="float">
            <text:p>16.879</text:p>
          </table:table-cell>
          <table:table-cell office:value-type="float" office:value="4" calcext:value-type="float">
            <text:p>4</text:p>
          </table:table-cell>
          <table:table-cell office:value-type="float" office:value="17.86" calcext:value-type="float">
            <text:p>17.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726" calcext:value-type="float">
            <text:p>7.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.977" calcext:value-type="float">
            <text:p>18.97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5.871" calcext:value-type="float">
            <text:p>15.871</text:p>
          </table:table-cell>
          <table:table-cell office:value-type="float" office:value="3" calcext:value-type="float">
            <text:p>3</text:p>
          </table:table-cell>
          <table:table-cell office:value-type="float" office:value="7.395" calcext:value-type="float">
            <text:p>7.39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3" calcext:value-type="float">
            <text:p>5.8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964" calcext:value-type="float">
            <text:p>18.96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2.875" calcext:value-type="float">
            <text:p>12.875</text:p>
          </table:table-cell>
          <table:table-cell office:value-type="float" office:value="3" calcext:value-type="float">
            <text:p>3</text:p>
          </table:table-cell>
          <table:table-cell office:value-type="float" office:value="9.83" calcext:value-type="float">
            <text:p>9.8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839" calcext:value-type="float">
            <text:p>5.8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812" calcext:value-type="float">
            <text:p>18.81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02" calcext:value-type="float">
            <text:p>13.02</text:p>
          </table:table-cell>
          <table:table-cell office:value-type="float" office:value="3" calcext:value-type="float">
            <text:p>3</text:p>
          </table:table-cell>
          <table:table-cell office:value-type="float" office:value="7.301" calcext:value-type="float">
            <text:p>7.3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48" calcext:value-type="float">
            <text:p>5.8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.771" calcext:value-type="float">
            <text:p>18.77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6.99" calcext:value-type="float">
            <text:p>16.99</text:p>
          </table:table-cell>
          <table:table-cell office:value-type="float" office:value="4" calcext:value-type="float">
            <text:p>4</text:p>
          </table:table-cell>
          <table:table-cell office:value-type="float" office:value="7.576" calcext:value-type="float">
            <text:p>7.5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34" calcext:value-type="float">
            <text:p>5.83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.705" calcext:value-type="float">
            <text:p>18.70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062" calcext:value-type="float">
            <text:p>13.062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.3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705" calcext:value-type="float">
            <text:p>7.70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/>
          <table:table-cell table:style-name="Default" table:formula="of:=([.B72]+[.B74]+[.B75]+[.B77]+[.B78]+[.B79]+[.B80]+[.B81])/8" office:value-type="float" office:value="18.81325" calcext:value-type="float">
            <text:p>18.81325</text:p>
          </table:table-cell>
          <table:table-cell table:style-name="Default"/>
          <table:table-cell table:formula="of:=([.D73]+[.D74]+[.D75]+[.D77]+[.D78]+[.D79]+[.D81])/7" office:value-type="float" office:value="13.4701428571429" calcext:value-type="float">
            <text:p>13.4701428571429</text:p>
          </table:table-cell>
          <table:table-cell/>
          <table:table-cell table:formula="of:=([.F73]+[.F74]+[.F75]+[.F77]+[.F79]+[.F80]+[.F81])/7" office:value-type="float" office:value="7.35628571428571" calcext:value-type="float">
            <text:p>7.35628571428571</text:p>
          </table:table-cell>
          <table:table-cell table:style-name="ce2"/>
          <table:table-cell table:style-name="Default" table:formula="of:=([.H73]+[.H75]+[.H77]+[.H78]+[.H79]+[.H80])/6" office:value-type="float" office:value="5.828" calcext:value-type="float">
            <text:p>5.828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style-name="Default"/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7.712" calcext:value-type="float">
            <text:p>47.712</text:p>
          </table:table-cell>
          <table:table-cell office:value-type="float" office:value="29.147" calcext:value-type="float">
            <text:p>29.147</text:p>
          </table:table-cell>
          <table:table-cell office:value-type="float" office:value="26.552" calcext:value-type="float">
            <text:p>26.552</text:p>
          </table:table-cell>
          <table:table-cell office:value-type="float" office:value="21.135" calcext:value-type="float">
            <text:p>21.13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59" calcext:value-type="float">
            <text:p>47.59</text:p>
          </table:table-cell>
          <table:table-cell office:value-type="float" office:value="29.22" calcext:value-type="float">
            <text:p>29.22</text:p>
          </table:table-cell>
          <table:table-cell office:value-type="float" office:value="27.661" calcext:value-type="float">
            <text:p>27.661</text:p>
          </table:table-cell>
          <table:table-cell office:value-type="float" office:value="24.316" calcext:value-type="float">
            <text:p>24.31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409" calcext:value-type="float">
            <text:p>48.409</text:p>
          </table:table-cell>
          <table:table-cell office:value-type="float" office:value="29.178" calcext:value-type="float">
            <text:p>29.178</text:p>
          </table:table-cell>
          <table:table-cell office:value-type="float" office:value="26.523" calcext:value-type="float">
            <text:p>26.523</text:p>
          </table:table-cell>
          <table:table-cell office:value-type="float" office:value="23.317" calcext:value-type="float">
            <text:p>23.3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.181" calcext:value-type="float">
            <text:p>50.181</text:p>
          </table:table-cell>
          <table:table-cell office:value-type="float" office:value="29.877" calcext:value-type="float">
            <text:p>29.877</text:p>
          </table:table-cell>
          <table:table-cell office:value-type="float" office:value="27.851" calcext:value-type="float">
            <text:p>27.851</text:p>
          </table:table-cell>
          <table:table-cell office:value-type="float" office:value="23.214" calcext:value-type="float">
            <text:p>23.21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77" calcext:value-type="float">
            <text:p>49.77</text:p>
          </table:table-cell>
          <table:table-cell office:value-type="float" office:value="30.444" calcext:value-type="float">
            <text:p>30.444</text:p>
          </table:table-cell>
          <table:table-cell office:value-type="float" office:value="28.888" calcext:value-type="float">
            <text:p>28.888</text:p>
          </table:table-cell>
          <table:table-cell office:value-type="float" office:value="21.164" calcext:value-type="float">
            <text:p>21.16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85:.B89])" office:value-type="float" office:value="48.7324" calcext:value-type="float">
            <text:p>48.7324</text:p>
          </table:table-cell>
          <table:table-cell table:formula="of:=AVERAGE([.C85:.C89])" office:value-type="float" office:value="29.5732" calcext:value-type="float">
            <text:p>29.5732</text:p>
          </table:table-cell>
          <table:table-cell table:formula="of:=AVERAGE([.D85:.D89])" office:value-type="float" office:value="27.495" calcext:value-type="float">
            <text:p>27.495</text:p>
          </table:table-cell>
          <table:table-cell table:formula="of:=AVERAGE([.E85:.E89])" office:value-type="float" office:value="22.6292" calcext:value-type="float">
            <text:p>22.629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128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6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977"/>
        </table:table-row>
        <table:table-row table:style-name="ro3" table:number-rows-repeated="10472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1">00/00/0000</text:date>, <text:time style:data-style-name="N2" text:time-value="18:55:02.681340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1-24T14:35:57Z</meta:creation-date>
    <dc:date>2023-05-01T18:40:44.923594413</dc:date>
    <meta:editing-cycles>132</meta:editing-cycles>
    <meta:editing-duration>PT12H20M9S</meta:editing-duration>
    <meta:document-statistic meta:table-count="1" meta:cell-count="457" meta:object-count="0"/>
  </office:meta>
</office:document-meta>
</file>